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3pt" fo:font-style="italic" style:text-underline-style="solid" style:text-underline-width="auto" style:text-underline-color="font-color" fo:font-weight="bold" officeooo:rsid="0013202b" officeooo:paragraph-rsid="0013202b" style:font-size-asian="13pt" style:font-style-asian="italic" style:font-weight-asian="bold" style:font-size-complex="13pt" style:font-style-complex="italic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style:text-underline-style="solid" style:text-underline-width="auto" style:text-underline-color="font-color" officeooo:rsid="0013202b" officeooo:paragraph-rsid="0013202b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Times New Roman" fo:font-style="normal" officeooo:rsid="003a758c" officeooo:paragraph-rsid="003a758c" style:font-style-asian="normal" style:font-style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Times New Roman" fo:font-style="normal" officeooo:rsid="003de492" officeooo:paragraph-rsid="003de492" style:font-style-asian="normal" style:font-style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Times New Roman" fo:font-style="normal" officeooo:rsid="003e8357" officeooo:paragraph-rsid="003e8357" style:font-style-asian="normal" style:font-style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Times New Roman" fo:font-style="italic" officeooo:rsid="003e8357" officeooo:paragraph-rsid="003e8357" style:font-style-asian="italic" style:font-style-complex="italic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Times New Roman" fo:font-style="italic" officeooo:rsid="004675bd" officeooo:paragraph-rsid="004675bd" style:font-style-asian="italic" style:font-style-complex="italic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Times New Roman" fo:font-style="italic" officeooo:rsid="0047d81b" officeooo:paragraph-rsid="0047d81b" style:font-style-asian="italic" style:font-style-complex="italic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Times New Roman" fo:font-style="italic" officeooo:rsid="00486b8b" officeooo:paragraph-rsid="00486b8b" style:font-style-asian="italic" style:font-style-complex="italic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Times New Roman" fo:font-style="italic" officeooo:rsid="00487b39" officeooo:paragraph-rsid="00487b39" style:font-style-asian="italic" style:font-style-complex="italic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Times New Roman" fo:font-style="italic" officeooo:rsid="00493f96" officeooo:paragraph-rsid="00493f96" style:font-style-asian="italic" style:font-style-complex="italic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Times New Roman" fo:font-style="italic" officeooo:rsid="00495eb7" officeooo:paragraph-rsid="00495eb7" style:font-style-asian="italic" style:font-style-complex="italic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Times New Roman" fo:font-style="italic" officeooo:rsid="00496cd6" officeooo:paragraph-rsid="00496cd6" style:font-style-asian="italic" style:font-style-complex="italic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Times New Roman" fo:font-style="italic" officeooo:rsid="004c48d6" officeooo:paragraph-rsid="004c48d6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de492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47d81b" style:font-style-asian="normal" style:font-style-complex="normal"/>
    </style:style>
    <style:style style:name="T5" style:family="text">
      <style:text-properties fo:font-style="normal" officeooo:rsid="00486b8b" style:font-style-asian="normal" style:font-style-complex="normal"/>
    </style:style>
    <style:style style:name="T6" style:family="text">
      <style:text-properties officeooo:rsid="003a5cd9"/>
    </style:style>
    <style:style style:name="T7" style:family="text">
      <style:text-properties officeooo:rsid="003c34eb"/>
    </style:style>
    <style:style style:name="T8" style:family="text">
      <style:text-properties officeooo:rsid="003de492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A <text:span text:style-name="T6">5</text:span>: <text:span text:style-name="T6">GENERACIÓN Y DEPURACIÓN DE APLICACIONES.</text:span></text:p>
      <text:p text:style-name="P2"/>
      <text:list xml:id="list5286208036280563071" text:style-name="L1">
        <text:list-item>
          <text:p text:style-name="P3">Plataforma</text:p>
          <text:list>
            <text:list-item>
              <text:p text:style-name="P3">Concepto de plataforma: combinación de hardware y software utilizada para ejecutar aplicaciones software. La versión más simple de plataforma puede ser un arquitectura de computadora o SO. </text:p>
            </text:list-item>
            <text:list-item>
              <text:p text:style-name="P3">Clasificación del software:</text:p>
              <text:list>
                <text:list-item>
                  <text:p text:style-name="P3">Dependiente de una plataforma particular para la cual se desarrolla y ejecuta, bien sea esta hardware, SO o máquina virtual.</text:p>
                </text:list-item>
                <text:list-item>
                  <text:p text:style-name="P3">Multiplataforma: el software es implementado e interopera en varias plataformas. El caso ideal es el software independiente de la latforma, que se piede ejecutar en tantas plataformas como existan.</text:p>
                </text:list-item>
              </text:list>
            </text:list-item>
            <text:list-item>
              <text:p text:style-name="P3">Software multiplataforma:</text:p>
              <text:list>
                <text:list-item>
                  <text:p text:style-name="P3">Dos tipos:</text:p>
                  <text:list>
                    <text:list-item>
                      <text:p text:style-name="P3">Aplicaciones que requieren su creación o compilación para cada plataforma específica donde se ejecutarán.</text:p>
                    </text:list-item>
                    <text:list-item>
                      <text:p text:style-name="P3">Aquellas aplicaciones que directamente se pueden ejecutar en más de una plataforma sin preparación especial (plataforma Java): aplicaciones escritas en un lenguaje interpretado (o precompilado en un código intermedio) portable.</text:p>
                    </text:list-item>
                  </text:list>
                </text:list-item>
              </text:list>
            </text:list-item>
            <text:list-item>
              <text:p text:style-name="P3">Plataforma Java: ejemplo de plataforma a mayor nivel de abstracción que el proporcionado por un sistema operativo. Incluye lenguaje de programación.</text:p>
              <text:list>
                <text:list-item>
                  <text:p text:style-name="P3">Requiere máquina virtual JVM (<text:span text:style-name="T1">Java Virtual Machine</text:span>), lo cual posibilita que el el mismo código puede ejecutarse en todos los sistemas que implementen JVM. <text:span text:style-name="T8">Nota: JVM no es multiplataforma, pues se requiere una para cada sistema operativo.</text:span></text:p>
                </text:list-item>
                <text:list-item>
                  <text:p text:style-name="P3">Los ejecutables Java no se ejecutan nativamente sobre el sistema operativo. Sin embargo, <text:span text:style-name="T1">Java Native Interface</text:span> (JNI) permite el acceso a funciones específicas del sistema operativo.</text:p>
                </text:list-item>
                <text:list-item>
                  <text:p text:style-name="P3">Para aplicaciones Java móviles: Windows y Mac Os <text:s/>utilizan plugins en los navegadores para su ejecución y Android soporta Java directamente.</text:p>
                </text:list-item>
                <text:list-item>
                  <text:p text:style-name="P3">JVM ejecuta programas Java compilados a lenguaje inter<text:span text:style-name="T7">medio (</text:span><text:span text:style-name="T2">bytecodes</text:span><text:span text:style-name="T8">) independiente de hardware y sistema operativo donde se ejecuta.</text:span></text:p>
                </text:list-item>
                <text:list-item>
                  <text:p text:style-name="P4">Hay un compilador JIT (<text:span text:style-name="T1">Just In Time</text:span>) dentro de JVM que traduce Java bytecodes en instrucciones nativas del procesador en tiempo de ejecución, las cuales son almacenadas para su posterior reutilización.</text:p>
                </text:list-item>
                <text:list-item>
                  <text:p text:style-name="P4">El uso del compilador JIT permite que, después de un breve retardo en la carga y prácticamente su total compilación, las aplicaciones Java se ejecuten tan rápidamente como programas nativos.</text:p>
                </text:list-item>
              </text:list>
            </text:list-item>
          </text:list>
        </text:list-item>
        <text:list-item>
          <text:p text:style-name="P5">Herramientas básicas par el desarrollo software en Linux</text:p>
          <text:list>
            <text:list-item>
              <text:p text:style-name="P5">Generador de código fuente: editores de texto: pico, emacs, gedit</text:p>
            </text:list-item>
            <text:list-item>
              <text:p text:style-name="P5">Sangrado de código fuente: indent sangra un programa en C sintácticamente correcto.</text:p>
            </text:list-item>
            <text:list-item>
              <text:p text:style-name="P5">Compilación: gcc y g++ preprocesa, compila, optimiza y enlaza para generar archivos ejecutables.</text:p>
            </text:list-item>
            <text:list-item>
              <text:p text:style-name="P5">Gestión de software basado en módulos: herramienta make</text:p>
            </text:list-item>
            <text:list-item>
              <text:p text:style-name="P5">Gestión de bibliotecas: herramienta ar</text:p>
            </text:list-item>
            <text:list-item>
              <text:p text:style-name="P5">Control de versiones: CVS(sistema concurrente de versiones) y RCS (sistemas de control de revisiones).</text:p>
            </text:list-item>
          </text:list>
        </text:list-item>
        <text:list-item>
          <text:p text:style-name="P6">Integrated Development Enviroment <text:span text:style-name="T3">(IDE):</text:span></text:p>
          <text:list>
            <text:list-item>
              <text:p text:style-name="P6"><text:span text:style-name="T3">IDE: aplicación que proporciona un conjunto de herramientas relacionadas para el desarrollo software: creación y edición de código fuente, generadores de código objeto </text:span><text:soft-page-break/><text:span text:style-name="T3">(compiladores, intérpretes, enlazadores, gestores de biliotecas…), y despliegue y depuración de programas.</text:span></text:p>
            </text:list-item>
            <text:list-item>
              <text:p text:style-name="P6"><text:span text:style-name="T3">Ejemplos: Microsoft Visual Studio, Eclipse, SharDevelop… Para el desarrollo orientado a objetos: Netbeans.</text:span></text:p>
            </text:list-item>
            <text:list-item>
              <text:p text:style-name="P6"><text:span text:style-name="T3">Objetivos de un IDE:</text:span></text:p>
              <text:list>
                <text:list-item>
                  <text:p text:style-name="P6"><text:span text:style-name="T3">Maximizar la productividad</text:span></text:p>
                </text:list-item>
                <text:list-item>
                  <text:p text:style-name="P6"><text:span text:style-name="T3">Reducir tareas de configuración de múltiples herramientas</text:span></text:p>
                </text:list-item>
                <text:list-item>
                  <text:p text:style-name="P6"><text:span text:style-name="T3">Aprender rápidamente a utilizar un programa que incluye todas las herramientas y acelerar el aprendizaje de lenguajes de programación.</text:span></text:p>
                </text:list-item>
              </text:list>
            </text:list-item>
            <text:list-item>
              <text:p text:style-name="P7"><text:span text:style-name="T3">Tipos de IDE:</text:span></text:p>
              <text:list>
                <text:list-item>
                  <text:p text:style-name="P7"><text:span text:style-name="T3">Dedicados sólo a un lenguaje de programación y con un conjunto de características propias del paradigma de programación al cual pertenece.</text:span></text:p>
                </text:list-item>
                <text:list-item>
                  <text:p text:style-name="P7"><text:span text:style-name="T3">IDEs que soportan múltiples lenguajes de programación</text:span></text:p>
                  <text:list>
                    <text:list-item>
                      <text:p text:style-name="P7"><text:span text:style-name="T3">Alternativamente mediante plugins (es posible instalar varios lenguajes al mismo tiempo): Eclipse y Netbeans</text:span></text:p>
                    </text:list-item>
                    <text:list-item>
                      <text:p text:style-name="P7"><text:span text:style-name="T3">Al mismo tiempo para un conjunto de lenguajes relacionados.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T3">IDEs y programación visual</text:span></text:p>
              <text:list>
                <text:list-item>
                  <text:p text:style-name="P7"><text:span text:style-name="T3">La programación visual hace uso de IDEs que permiten a los diseñadores/programadores crear nuevas aplicaciones combinando bloques/nodos de código mediante diagramas de estructura y de flujos, normalmente basados en UML (</text:span>Unified Modeling Language<text:span text:style-name="T3">)</text:span></text:p>
                </text:list-item>
              </text:list>
            </text:list-item>
          </text:list>
        </text:list-item>
        <text:list-item>
          <text:p text:style-name="P7"><text:span text:style-name="T3">Framework de desarrollo software</text:span></text:p>
          <text:list>
            <text:list-item>
              <text:p text:style-name="P7"><text:span text:style-name="T3">Concepto:</text:span></text:p>
              <text:list>
                <text:list-item>
                  <text:p text:style-name="P7"><text:span text:style-name="T3">Framework de desarrollo software: Abstracción que proporciona código con funcionalidad genérica que puede cambiarse selectivamente mediante código de usuario para la creación de aplicaciones.</text:span></text:p>
                </text:list-item>
                <text:list-item>
                  <text:p text:style-name="P7"><text:span text:style-name="T3">Incluye herramientas similares a las encontrada en IDEs, así como una API (</text:span>Application Programming Interface<text:span text:style-name="T3">)</text:span></text:p>
                </text:list-item>
                <text:list-item>
                  <text:p text:style-name="P7"><text:span text:style-name="T3">Un framework <text:s/>tiene características clave para la reutilización software que lo </text:span><text:span text:style-name="T4">distinguen de otras alternativas tales como bibliotecas o bloques/nodo de código en IDEs.</text:span></text:p>
                </text:list-item>
              </text:list>
            </text:list-item>
            <text:list-item>
              <text:p text:style-name="P8"><text:span text:style-name="T3">Objetivos de un framework:</text:span></text:p>
              <text:list>
                <text:list-item>
                  <text:p text:style-name="P8"><text:span text:style-name="T3">Facilitar y reducir el tiempo de desarrollo evitando dedicar tiempo a detalles de bajo nivel. Por ejemplo; un desarrollador debe escribir la funcionalidad para la gestión de un sistema bancario en Web en lugar de los mecanismos para manejar peticiones…</text:span></text:p>
                </text:list-item>
                <text:list-item>
                  <text:p text:style-name="P8"><text:span text:style-name="T3">Debido a la complejidad de las API, un framework conlelva un tiempo extra de aprendizaje inicialmente.</text:span></text:p>
                </text:list-item>
                <text:list-item>
                  <text:p text:style-name="P8"><text:span text:style-name="T3">Generalmente los frameworks se centran en dominios específicos: compiladores para diferentes lenguajes y plataformas, sistemas de soporte a la decisión, computación de altas prestaciones.</text:span></text:p>
                </text:list-item>
              </text:list>
            </text:list-item>
            <text:list-item>
              <text:p text:style-name="P8"><text:span text:style-name="T3">Características de un framework:</text:span></text:p>
              <text:list>
                <text:list-item>
                  <text:p text:style-name="P8"><text:span text:style-name="T3">Inversión de control: a diferencia de las bibliotecas oo aplicaciones normales, el código del framework invoca al código proporcionado por el programador</text:span></text:p>
                </text:list-item>
                <text:list-item>
                  <text:p text:style-name="P8"><text:span text:style-name="T3">El framework tiene un comportamiento útil por defecto</text:span></text:p>
                </text:list-item>
                <text:list-item>
                  <text:p text:style-name="P8"><text:span text:style-name="T3">Extensibilidad: un framework puede ser ampliado sobrescribiendo de forma selectiva o especializada su código </text:span><text:span text:style-name="T5">con la funcionalidad específica proporcionada por el usuario.</text:span></text:p>
                </text:list-item>
                <text:list-item>
                  <text:p text:style-name="P9"><text:span text:style-name="T3">El código del framework no puede ser modificado, excepto por extensibilidad.</text:span></text:p>
                </text:list-item>
              </text:list>
            </text:list-item>
            <text:list-item>
              <text:p text:style-name="P9"><text:span text:style-name="T3">Arquitectura de un framework</text:span></text:p>
              <text:list>
                <text:list-item>
                  <text:p text:style-name="P10"><text:soft-page-break/><text:span text:style-name="T3">Un framework se define mediante componentes básicos, y las relaciones entre ellos, que no pueden ser modificados (</text:span>frozen spots)<text:span text:style-name="T3">.</text:span></text:p>
                </text:list-item>
                <text:list-item>
                  <text:p text:style-name="P10"><text:span text:style-name="T3">Existen partes predeterminadas donde el programador añade su código con la funcionalidad específica deseada (</text:span>hot spots<text:span text:style-name="T3">).</text:span></text:p>
                </text:list-item>
                <text:list-item>
                  <text:p text:style-name="P10"><text:span text:style-name="T3">Ejemplo de arquitectura de un framework orientado a objetos:</text:span></text:p>
                  <text:list>
                    <text:list-item>
                      <text:p text:style-name="P10"><text:span text:style-name="T3">El framework consta de clases abstractas y concretas, y su instalación consiste en componer y especializar dichas clases.</text:span></text:p>
                    </text:list-item>
                    <text:list-item>
                      <text:p text:style-name="P10"><text:span text:style-name="T3">Las clases definidas por el usuario reciben mensajes de las clases del framework (inversión de control); los desarrolladores manejan ésto implementando los métodos abstractos de la superclase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"><text:span text:style-name="T3">Técnicas de depuración de programas</text:span></text:p>
          <text:list>
            <text:list-item>
              <text:p text:style-name="P11"><text:span text:style-name="T3">Definición y objetivos: </text:span></text:p>
              <text:list>
                <text:list-item>
                  <text:p text:style-name="P11"><text:span text:style-name="T3">Depuración: es una actividad compleja consistente en encontrar y solucionar errores cometidos en el diseño y codificación de programas.</text:span></text:p>
                </text:list-item>
                <text:list-item>
                  <text:p text:style-name="P11"><text:span text:style-name="T3">Objetivos de las técnicas aplicadas a la depuración:</text:span></text:p>
                  <text:list>
                    <text:list-item>
                      <text:p text:style-name="P11"><text:span text:style-name="T3">Incrementar la productividad encontrando y solucionando errores más rápida y efectivamente.</text:span></text:p>
                    </text:list-item>
                    <text:list-item>
                      <text:p text:style-name="P11"><text:span text:style-name="T3">Mejorar la calidad de los programas eliminando defectos.</text:span></text:p>
                    </text:list-item>
                    <text:list-item>
                      <text:p text:style-name="P11"><text:span text:style-name="T3">Prevenir errores como mejor solución</text:span></text:p>
                    </text:list-item>
                    <text:list-item>
                      <text:p text:style-name="P11"><text:span text:style-name="T3">Mejorar lenguajes de programación y herramientas identificando errores estáticamente y detectando el incumplimiento de invariantes dinámicamente.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3">Fases para la generación de fallos:</text:span></text:p>
              <text:list>
                <text:list-item>
                  <text:p text:style-name="P11"><text:span text:style-name="T3">Creación de un defecto: pieza de código creada por el programador que puede causar infección como consecuencia de un error, cambios en los requisitos originales o interacciones impredecibles entre componentes.</text:span></text:p>
                </text:list-item>
                <text:list-item>
                  <text:p text:style-name="P11"><text:span text:style-name="T3">El defecto produce infección: los estados a alcanzar en la ejecución del programa difieren de los previstos por el programador.</text:span></text:p>
                </text:list-item>
                <text:list-item>
                  <text:p text:style-name="P11"><text:span text:style-name="T3">Propagación de la infección: Como un programa accede a su estado actual para su ejecución, una infección se puede propagar a otros estados.</text:span></text:p>
                </text:list-item>
                <text:list-item>
                  <text:p text:style-name="P11"><text:span text:style-name="T3">La infección causa el fallo: error observable externamente en el comportamiento de un programa.</text:span></text:p>
                </text:list-item>
              </text:list>
            </text:list-item>
            <text:list-item>
              <text:p text:style-name="P12"><text:span text:style-name="T3">Ejecución de un programa como secuencia de estados: dibujito</text:span></text:p>
              <text:list>
                <text:list-item>
                  <text:p text:style-name="P12"><text:span text:style-name="T3">El estado es sano</text:span></text:p>
                </text:list-item>
                <text:list-item>
                  <text:p text:style-name="P12"><text:span text:style-name="T3">Se ejecuta un código defectuoso</text:span></text:p>
                </text:list-item>
                <text:list-item>
                  <text:p text:style-name="P12"><text:span text:style-name="T3">Se produce una infección en el estado</text:span></text:p>
                </text:list-item>
                <text:list-item>
                  <text:p text:style-name="P12"><text:span text:style-name="T3">Al continuar ejecutándose el programa, la infección se propaga.</text:span></text:p>
                </text:list-item>
                <text:list-item>
                  <text:p text:style-name="P12"><text:span text:style-name="T3">Se produce el fallo.</text:span></text:p>
                </text:list-item>
              </text:list>
            </text:list-item>
            <text:list-item>
              <text:p text:style-name="P12"><text:span text:style-name="T3">Propiedades en la generación de fallos.</text:span></text:p>
              <text:list>
                <text:list-item>
                  <text:p text:style-name="P12"><text:span text:style-name="T3">Un estado de programa viene definido por los valores de las variables y la posición de ejecución (contador de programa)</text:span></text:p>
                </text:list-item>
                <text:list-item>
                  <text:p text:style-name="P12"><text:span text:style-name="T3">Cada estado determina los siguientes estados hasta alcanzar el estado final</text:span></text:p>
                </text:list-item>
                <text:list-item>
                  <text:p text:style-name="P12"><text:span text:style-name="T3">Las pruebas muestran la presencia de defectos pero nunca la ausencia.</text:span></text:p>
                  <text:list>
                    <text:list-item>
                      <text:p text:style-name="P12"><text:span text:style-name="T3">Hay defectos que no provocan infecciones, y hay infecciones que no provocan fallos.</text:span></text:p>
                    </text:list-item>
                    <text:list-item>
                      <text:p text:style-name="P12"><text:span text:style-name="T3">La ausencia de fallos no implica ausencia de defectos.</text:span></text:p>
                    </text:list-item>
                  </text:list>
                </text:list-item>
                <text:list-item>
                  <text:p text:style-name="P12"><text:span text:style-name="T3">La cadena de infección viene definida por la relación causa-efecto desde el defecto a fallo; la depuración consiste en identificar dicha cadena de infección para eliminar el defecto.</text:span></text:p>
                </text:list-item>
              </text:list>
            </text:list-item>
            <text:list-item>
              <text:p text:style-name="P12"><text:span text:style-name="T3">Fases de depuración</text:span></text:p>
              <text:list>
                <text:list-item>
                  <text:p text:style-name="P12"><text:span text:style-name="T3">1. Registrar el problema</text:span></text:p>
                </text:list-item>
                <text:list-item>
                  <text:p text:style-name="P12"><text:soft-page-break/><text:span text:style-name="T3">2. Reproducir el fallo (the failure): más complicado para programas no-deterministas y de larga ejecución.</text:span></text:p>
                </text:list-item>
                <text:list-item>
                  <text:p text:style-name="P12"><text:span text:style-name="T3">3. Automatizar y simplificar el caso de prueba.</text:span></text:p>
                </text:list-item>
                <text:list-item>
                  <text:p text:style-name="P12"><text:span text:style-name="T3">4. Encontrar posibles orígenes de la infección</text:span></text:p>
                </text:list-item>
                <text:list-item>
                  <text:p text:style-name="P12"><text:span text:style-name="T3">5. Centrar la búsqueda en los orígenes más probables</text:span></text:p>
                </text:list-item>
                <text:list-item>
                  <text:p text:style-name="P12"><text:span text:style-name="T3">6. Aislar la cadena de infección</text:span></text:p>
                </text:list-item>
                <text:list-item>
                  <text:p text:style-name="P12"><text:span text:style-name="T3">7. Corregir el defecto: sencillo si el está claro el defecto que produce el fallo.</text:span></text:p>
                </text:list-item>
              </text:list>
            </text:list-item>
            <text:list-item>
              <text:p text:style-name="P12"><text:span text:style-name="T3">Características del proceso de depuración: </text:span></text:p>
              <text:list>
                <text:list-item>
                  <text:p text:style-name="P12"><text:span text:style-name="T3">Las fases 4-6 están directamente relacionadas con comprender cómo se produce el fallo.</text:span></text:p>
                </text:list-item>
                <text:list-item>
                  <text:p text:style-name="P12"><text:span text:style-name="T3">La depuración es un problema de búsqueda en dos dimensiones:</text:span></text:p>
                  <text:list>
                    <text:list-item>
                      <text:p text:style-name="P12"><text:span text:style-name="T3">Espacio: parate del estado (conjunto de variables) que se está infectando</text:span></text:p>
                    </text:list-item>
                    <text:list-item>
                      <text:p text:style-name="P12"><text:span text:style-name="T3">Tiempo: cuando tiene lugar la infección (estado).</text:span></text:p>
                    </text:list-item>
                  </text:list>
                </text:list-item>
                <text:list-item>
                  <text:p text:style-name="P13"><text:span text:style-name="T3">La búsqueda es de envergadura incluso para los programas sencillos:</text:span></text:p>
                  <text:list>
                    <text:list-item>
                      <text:p text:style-name="P13"><text:span text:style-name="T3">Los estados pueden comprender muchas variables</text:span></text:p>
                    </text:list-item>
                    <text:list-item>
                      <text:p text:style-name="P13"><text:span text:style-name="T3">La ejecución pueden constar de muchos estados.</text:span></text:p>
                    </text:list-item>
                  </text:list>
                </text:list-item>
              </text:list>
            </text:list-item>
            <text:list-item>
              <text:p text:style-name="P13"><text:span text:style-name="T3">Búsqueda del defecto</text:span></text:p>
              <text:list>
                <text:list-item>
                  <text:p text:style-name="P13"><text:span text:style-name="T3">Se aplican dos principios básicos para la búsqueda:</text:span></text:p>
                  <text:list>
                    <text:list-item>
                      <text:p text:style-name="P13"><text:span text:style-name="T3">Separar estados sanos de infectados</text:span></text:p>
                    </text:list-item>
                    <text:list-item>
                      <text:p text:style-name="P13"><text:span text:style-name="T3">Separar variables relevantes de irrelevantes</text:span></text:p>
                    </text:list-item>
                  </text:list>
                </text:list-item>
                <text:list-item>
                  <text:p text:style-name="P13"><text:span text:style-name="T3">Un fallo puede ocurrir debido a ciertos valores de variables en estados anteriores (!), lo cual determina dependencias que ayudan a localizar el defecto.</text:span></text:p>
                </text:list-item>
              </text:list>
            </text:list-item>
            <text:list-item>
              <text:p text:style-name="P13"><text:span text:style-name="T3">Programación estructurada y depuración</text:span></text:p>
              <text:list>
                <text:list-item>
                  <text:p text:style-name="P13"><text:span text:style-name="T3">La construcción de programas estructurados ayuda de forma importante a la depuración gracias a las siguientes características: </text:span></text:p>
                  <text:list>
                    <text:list-item>
                      <text:p text:style-name="P13"><text:span text:style-name="T3">Contiene un conjunto de funciones bien definidas</text:span></text:p>
                    </text:list-item>
                    <text:list-item>
                      <text:p text:style-name="P13"><text:span text:style-name="T3">Utiliza construcciones iterativas (como while y for) en vez de goto.</text:span></text:p>
                    </text:list-item>
                    <text:list-item>
                      <text:p text:style-name="P13"><text:span text:style-name="T3">Utiliza variables que tienen un propósito y a las cuales se les ha dado un nombre significativo.</text:span></text:p>
                    </text:list-item>
                    <text:list-item>
                      <text:p text:style-name="P13"><text:span text:style-name="T3">Utiliza los tipos de datos estructurados para representar datos complejos</text:span></text:p>
                    </text:list-item>
                    <text:list-item>
                      <text:p text:style-name="P13"><text:span text:style-name="T3">Utiliza ADTs (</text:span>Abstract Data Type<text:span text:style-name="T3">) o directamente el paradigma de programación orientado a objetos.</text:span></text:p>
                    </text:list-item>
                  </text:list>
                </text:list-item>
              </text:list>
            </text:list-item>
            <text:list-item>
              <text:p text:style-name="P13"><text:span text:style-name="T3">Depurador</text:span></text:p>
              <text:list>
                <text:list-item>
                  <text:p text:style-name="P14"><text:span text:style-name="T3">Definición: Herramienta software que ayuda a la ejecución controlada de un programa para ayudar a encontrar defectos que producen fallos.</text:span></text:p>
                </text:list-item>
                <text:list-item>
                  <text:p text:style-name="P14"><text:span text:style-name="T3">Características:</text:span></text:p>
                  <text:list>
                    <text:list-item>
                      <text:p text:style-name="P14"><text:span text:style-name="T3">Interactivo: Aunque se puede usar en modo bach, su rol principal es interactuar con el programador.</text:span></text:p>
                    </text:list-item>
                    <text:list-item>
                      <text:p text:style-name="P14"><text:span text:style-name="T3">Proporciona un conjunto de instrucciones que indican las acciones de depuración a realizar.</text:span></text:p>
                    </text:list-item>
                    <text:list-item>
                      <text:p text:style-name="P14"><text:span text:style-name="T3">Permite detectar errores en tres categorías:</text:span></text:p>
                      <text:list>
                        <text:list-item>
                          <text:p text:style-name="P14"><text:span text:style-name="T3">Sintácticos: detectados durante la fase de compilación o la de enlazado.</text:span></text:p>
                        </text:list-item>
                        <text:list-item>
                          <text:p text:style-name="P14"><text:span text:style-name="T3">Ejecución: p. ej: acceder fuera del espacio de direcciones asignadas (segmentation fault) o realizar una operación de división por cero, ambas produciendo la terminación del programa.</text:span></text:p>
                        </text:list-item>
                        <text:list-item>
                          <text:p text:style-name="P14"><text:span text:style-name="T3">Lógicos: p. ej: bucles que itean más o menos veces de las previstas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3">Tipos de errores comunes:</text:span></text:p>
              <text:list>
                <text:list-item>
                  <text:p text:style-name="P14"><text:span text:style-name="T3">Escribir código de una forma desestructurada. Cuando un programa se estructura adecuadamente, se divide el problema en subproblemas sobre los cuales se puede </text:span><text:soft-page-break/><text:span text:style-name="T3">trabajar independientemente (razonar sobre su solución y probarla) y después componer las distintas partes. Esto facilita mucho la depuración posterior.</text:span></text:p>
                </text:list-item>
                <text:list-item>
                  <text:p text:style-name="P14"><text:span text:style-name="T3">Programar sin pensar: antes de comenzar a codificar hay que diseñar la solución al problema planteado, pensando las distintas alternativas de solución posibles y entendiendo el algoritmo que se ha de seguir.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3T20:18:48.593178229</meta:creation-date>
    <meta:generator>LibreOffice/5.1.6.2$Linux_X86_64 LibreOffice_project/10m0$Build-2</meta:generator>
    <dc:date>2018-01-14T22:31:07.778446814</dc:date>
    <meta:editing-duration>PT3H13M7S</meta:editing-duration>
    <meta:editing-cycles>26</meta:editing-cycles>
    <meta:document-statistic meta:table-count="0" meta:image-count="0" meta:object-count="0" meta:page-count="5" meta:paragraph-count="124" meta:word-count="1751" meta:character-count="11339" meta:non-whitespace-character-count="9829"/>
  </office:meta>
</office:document-meta>
</file>